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f6e" officeooo:paragraph-rsid="00068f6e"/>
    </style:style>
    <style:style style:name="P2" style:family="paragraph" style:parent-style-name="Standard">
      <style:text-properties officeooo:rsid="0007e5a4" officeooo:paragraph-rsid="0007e5a4"/>
    </style:style>
    <style:style style:name="P3" style:family="paragraph" style:parent-style-name="Standard">
      <style:text-properties officeooo:rsid="00095f73" officeooo:paragraph-rsid="00095f73"/>
    </style:style>
    <style:style style:name="P4" style:family="paragraph" style:parent-style-name="Standard">
      <style:text-properties officeooo:rsid="00097999" officeooo:paragraph-rsid="00097999"/>
    </style:style>
    <style:style style:name="P5" style:family="paragraph" style:parent-style-name="Standard">
      <style:text-properties fo:font-size="14pt" fo:font-weight="bold" officeooo:rsid="000a9f32" officeooo:paragraph-rsid="000a9f3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1d9a" officeooo:paragraph-rsid="000c1d9a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officeooo:rsid="00068f6e" officeooo:paragraph-rsid="00068f6e"/>
    </style:style>
    <style:style style:name="P10" style:family="paragraph" style:parent-style-name="Standard" style:list-style-name="L2">
      <style:text-properties officeooo:rsid="00068f6e" officeooo:paragraph-rsid="00068f6e"/>
    </style:style>
    <style:style style:name="P11" style:family="paragraph" style:parent-style-name="Standard" style:list-style-name="L3">
      <style:text-properties officeooo:rsid="00068f6e" officeooo:paragraph-rsid="00068f6e"/>
    </style:style>
    <style:style style:name="P12" style:family="paragraph" style:parent-style-name="Standard" style:list-style-name="L4">
      <style:text-properties officeooo:rsid="00068f6e" officeooo:paragraph-rsid="00068f6e"/>
    </style:style>
    <style:style style:name="P13" style:family="paragraph" style:parent-style-name="Standard" style:list-style-name="L5">
      <style:text-properties officeooo:rsid="0007e5a4" officeooo:paragraph-rsid="0007e5a4"/>
    </style:style>
    <style:style style:name="P14" style:family="paragraph" style:parent-style-name="Standard" style:list-style-name="L6">
      <style:text-properties officeooo:rsid="00095f73" officeooo:paragraph-rsid="00095f73"/>
    </style:style>
    <style:style style:name="P15" style:family="paragraph" style:parent-style-name="Standard" style:list-style-name="L7">
      <style:text-properties officeooo:rsid="00095f73" officeooo:paragraph-rsid="00095f73"/>
    </style:style>
    <style:style style:name="P16" style:family="paragraph" style:parent-style-name="Standard" style:list-style-name="L8">
      <style:text-properties officeooo:rsid="00095f73" officeooo:paragraph-rsid="00095f73"/>
    </style:style>
    <style:style style:name="P17" style:family="paragraph" style:parent-style-name="Standard" style:list-style-name="L9">
      <style:text-properties officeooo:rsid="00095f73" officeooo:paragraph-rsid="00095f73"/>
    </style:style>
    <style:style style:name="P18" style:family="paragraph" style:parent-style-name="Standard" style:list-style-name="L10">
      <style:text-properties officeooo:rsid="00095f73" officeooo:paragraph-rsid="00095f73"/>
    </style:style>
    <style:style style:name="P19" style:family="paragraph" style:parent-style-name="Standard" style:list-style-name="L11">
      <style:text-properties officeooo:rsid="00097999" officeooo:paragraph-rsid="00097999"/>
    </style:style>
    <style:style style:name="P20" style:family="paragraph" style:parent-style-name="Standard" style:list-style-name="L12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21" style:family="paragraph" style:parent-style-name="Standard" style:list-style-name="L13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22" style:family="paragraph" style:parent-style-name="Standard" style:list-style-name="L14">
      <style:text-properties fo:font-size="12pt" fo:font-weight="normal" officeooo:rsid="000a9f32" officeooo:paragraph-rsid="000a9f32" style:font-size-asian="10.5pt" style:font-weight-asian="normal" style:font-size-complex="12pt" style:font-weight-complex="normal"/>
    </style:style>
    <style:style style:name="P23" style:family="paragraph" style:parent-style-name="Standard" style:list-style-name="L15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4" style:family="paragraph" style:parent-style-name="Standard" style:list-style-name="L16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5" style:family="paragraph" style:parent-style-name="Standard" style:list-style-name="L17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6" style:family="paragraph" style:parent-style-name="Standard" style:list-style-name="L18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7" style:family="paragraph" style:parent-style-name="Standard" style:list-style-name="L19">
      <style:text-properties fo:font-size="12pt" fo:font-weight="normal" officeooo:rsid="000aaed5" officeooo:paragraph-rsid="000aaed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c1d9a" officeooo:paragraph-rsid="000c1d9a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c62ca" officeooo:paragraph-rsid="000c62ca" style:font-size-asian="10.5pt" style:font-weight-asian="normal" style:font-size-complex="12pt" style:font-weight-complex="normal"/>
    </style:style>
    <style:style style:name="P30" style:family="paragraph" style:parent-style-name="Standard" style:list-style-name="L20">
      <style:text-properties fo:font-size="12pt" fo:font-weight="normal" officeooo:rsid="000c62ca" officeooo:paragraph-rsid="000c62ca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de navegador.</text:p>
      <text:p text:style-name="P1"/>
      <text:p text:style-name="P1">History</text:p>
      <text:p text:style-name="P1">Consultar las URL de las páginas que ha visitado dentro de una ventana del navegador. Permite manipular el historial utilizando JS sin entrar en el navegador</text:p>
      <text:p text:style-name="P1">métodos:</text:p>
      <text:p text:style-name="P1">back: carga la URL anterior del historial.</text:p>
      <text:p text:style-name="P1">forward: carga la URL siguiente del historial.</text:p>
      <text:p text:style-name="P1">go: va a una página en concreto del historial que se pasa por parámetro.</text:p>
      <text:p text:style-name="P1">Length: saca cuantas páginas hay en el hsitorial.</text:p>
      <text:p text:style-name="P1"/>
      <text:p text:style-name="P1">Location</text:p>
      <text:p text:style-name="P1">href:</text:p>
      <text:p text:style-name="P1">hostname: host de la página</text:p>
      <text:p text:style-name="P1">pathname: ruta de la página</text:p>
      <text:p text:style-name="P1">protocol: </text:p>
      <text:p text:style-name="P1">hash: en caso de hash o ancla la muestra</text:p>
      <text:p text:style-name="P1">host:</text:p>
      <text:p text:style-name="P1">origin:</text:p>
      <text:p text:style-name="P1">port:</text:p>
      <text:p text:style-name="P1">search:</text:p>
      <text:p text:style-name="P1"/>
      <text:p text:style-name="P1">Eventos js</text:p>
      <text:p text:style-name="P1">Instrucciones que se ejecutan cuando ocurre algo.(Excepto cuando es automático que sucede cuando termina la cdarga de una página: onload).</text:p>
      <text:p text:style-name="P1"/>
      <text:p text:style-name="P1">Un evento es cualquier suceso que puede producirse en un elemento de una página web.</text:p>
      <text:p text:style-name="P1">El manejador del evento es la acción que nos permite ejecutar un código por ejemplo:</text:p>
      <text:list text:style-name="L1">
        <text:list-item>
          <text:p text:style-name="P9">pulsar botón</text:p>
        </text:list-item>
        <text:list-item>
          <text:p text:style-name="P9">pulsar tecla</text:p>
        </text:list-item>
        <text:list-item>
          <text:p text:style-name="P9">pulsar elemento HTML</text:p>
        </text:list-item>
        <text:list-item>
          <text:p text:style-name="P9">Modificar campo de texto</text:p>
        </text:list-item>
      </text:list>
      <text:p text:style-name="P1">Capturar un evento es programar la acción.</text:p>
      <text:p text:style-name="P1">El DOM es el que gestiona</text:p>
      <text:p text:style-name="P1"/>
      <text:p text:style-name="P1">El modelo de evento en línea es el modo fácil pero menos recomendable.</text:p>
      <text:p text:style-name="P1">Cada elemento tienen sus eventos como propiedades(nombre del evento es on seguido de la acción)</text:p>
      <text:p text:style-name="P1">&lt;input type=”button” value=”boton hola” onclick=”alert(‘hola mundo’);”/&gt;</text:p>
      <text:p text:style-name="P1"/>
      <text:p text:style-name="P1">Hay acciones que desencadenan varios eventos, por ejemplo submit que desencadena onmousedown, onclick, onmouseup, onsubmit.</text:p>
      <text:p text:style-name="P1"/>
      <text:p text:style-name="P1">Evento onload</text:p>
      <text:p text:style-name="P1">no ejecuta ningun JS hasta que no se ha cargad por completo la página</text:p>
      <text:p text:style-name="P1">&lt;body onload=”funcion a ejecutar”&gt; </text:p>
      <text:p text:style-name="P1"/>
      <text:p text:style-name="P1">Modelo de eevnto tradicional</text:p>
      <text:p text:style-name="P1">Consisite en aplicar sobre un elemento seleccionado a través de JS, un evento de la forma “onNombreEvento”(onclick...)</text:p>
      <text:p text:style-name="P1"/>
      <text:p text:style-name="P1"/>
      <text:p text:style-name="P1"/>
      <text:p text:style-name="P1"><text:soft-page-break/>Modelo de eventos de W3C</text:p>
      <text:p text:style-name="P1">Se utiliza para vincular un evento a una funcion JS.</text:p>
      <text:p text:style-name="P1">Parámetros.</text:p>
      <text:list text:style-name="L2">
        <text:list-item>
          <text:p text:style-name="P10">Evento (nombre sin on)</text:p>
        </text:list-item>
        <text:list-item>
          <text:p text:style-name="P10">La función ejecutar</text:p>
        </text:list-item>
        <text:list-item>
          <text:p text:style-name="P10">useCapture: sis se quiere iniciar que al iniciar la captura todos los elementos de ese tipo se lancen como..</text:p>
        </text:list-item>
      </text:list>
      <text:p text:style-name="P1"/>
      <text:p text:style-name="P1">Es como poner a los elemento un sensot que detecte cada vez que se hace click o se pasa por encima</text:p>
      <text:p text:style-name="P1"/>
      <text:p text:style-name="P1">para eso se utiliza el método addEventListener con dos o tres atributos:</text:p>
      <text:list text:style-name="L3">
        <text:list-item>
          <text:p text:style-name="P11">nombre del evento que se está “escuchandi”</text:p>
        </text:list-item>
        <text:list-item>
          <text:p text:style-name="P11">función<text:span text:style-name="T1"/></text:p>
        </text:list-item>
        <text:list-item>
          <text:p text:style-name="P11">opcional. Fase de burbujrao. Que es cuando se ejecuta el evento. Siempre false.</text:p>
        </text:list-item>
      </text:list>
      <text:p text:style-name="P1">Elemento.addEventListener(&lt;evento_sin_on&gt;)”&lt;funtion&gt;.&lt;false/true&gt;;</text:p>
      <text:p text:style-name="P1"/>
      <text:p text:style-name="P1">Ejercicio</text:p>
      <text:p text:style-name="P1">Web botón “púlsame”</text:p>
      <text:list text:style-name="L4">
        <text:list-item>
          <text:p text:style-name="P12">Si es pulsado: la página cambiar de color(aleatorio)</text:p>
        </text:list-item>
        <text:list-item>
          <text:p text:style-name="P12">Si se pulsa en cualquier otra parte: la página vuelve a ser de color blanco</text:p>
        </text:list-item>
        <text:list-item>
          <text:p text:style-name="P12">evento (event) muestre la posición del ratón</text:p>
        </text:list-item>
      </text:list>
      <text:p text:style-name="P1"/>
      <text:list xml:id="list1964255250" text:style-name="L5">
        <text:list-item>
          <text:p text:style-name="P13">e.type <text:s/>extraemos el tipo de evento</text:p>
        </text:list-item>
        <text:list-item>
          <text:p text:style-name="P13">e.target extraemos el elemento que ha producido ese evento</text:p>
        </text:list-item>
      </text:list>
      <text:p text:style-name="P2"/>
      <text:list xml:id="list133651370435708" text:continue-numbering="true" text:style-name="L5">
        <text:list-item>
          <text:p text:style-name="P13">domument.querySelector() método que permite obtener el primer elemento que coincida con el selector de css y lo toma como argumento.</text:p>
        </text:list-item>
      </text:list>
      <text:p text:style-name="P2"/>
      <text:p text:style-name="P3">Form</text:p>
      <text:p text:style-name="P3">Los navegadorescrean, al cargar una página:</text:p>
      <text:list text:style-name="L6">
        <text:list-item>
          <text:p text:style-name="P14">Un array forms con referencias a odos los formularios de la misma, al que accede mediante documents.forms</text:p>
        </text:list-item>
        <text:list-item>
          <text:p text:style-name="P14">Un array elements por cada formulario con todos los elementos que contienen dicho formulario (botones, listas, cuadros de texto…): documents.form[0].elements[2](segundo elemnto del primer formulario)</text:p>
        </text:list-item>
      </text:list>
      <text:p text:style-name="P3">si hay cambios de orden posteriores o añadidos o suprimids, este método no es valido. Se usan los atributos name o id.</text:p>
      <text:p text:style-name="P3">Mientras que el id debe ser el único para todas las etiquetas de la página, el name simplemente debe ser único para todas la etiquetas &lt;form&gt;.</text:p>
      <text:p text:style-name="P3"/>
      <text:p text:style-name="P3">También se puede acceder a los formularios y a sus elementos utilizando las funciones DOM de acceso a los nodos.</text:p>
      <text:p text:style-name="P3">También:</text:p>
      <text:p text:style-name="P3">let obform= document.forms.miForm</text:p>
      <text:p text:style-name="P3">let obform=document.forms[‘miForm’]</text:p>
      <text:p text:style-name="P3"/>
      <text:p text:style-name="P3">Un formulario es un elmento que permite recopilar información para enviarlo a un servidor que lo va a tratar. Es un elelemnto que permite recopilar datos de forma ordenada para enviarlos a su validación.</text:p>
      <text:p text:style-name="P3">Existe una validación en el cliente (js) que no sustituye a la validación del servidor.No garantiza que los datos enviados sean correctos, es una cuestyión de experiencia de usuario que evita mandar datos erroneos y hacer operaciones innecesarias.</text:p>
      <text:p text:style-name="P3"><text:soft-page-break/>Los input:</text:p>
      <text:list text:style-name="L7">
        <text:list-item>
          <text:p text:style-name="P15">Controles de formulario: botones, cuadros de textos, casillas de verificación…</text:p>
        </text:list-item>
        <text:list-item>
          <text:p text:style-name="P15">Campos de formulario: contienen los datos que se envían a través del formulario</text:p>
        </text:list-item>
      </text:list>
      <text:p text:style-name="P3">elementos más utilizandos:</text:p>
      <text:list text:style-name="L8">
        <text:list-item>
          <text:p text:style-name="P16">Type:</text:p>
          <text:list>
            <text:list-item>
              <text:p text:style-name="P16">textarea…</text:p>
            </text:list-item>
          </text:list>
        </text:list-item>
        <text:list-item>
          <text:p text:style-name="P16">name</text:p>
        </text:list-item>
        <text:list-item>
          <text:p text:style-name="P16">value</text:p>
        </text:list-item>
      </text:list>
      <text:p text:style-name="P3">eventos:</text:p>
      <text:list text:style-name="L9">
        <text:list-item>
          <text:p text:style-name="P17">onclick</text:p>
        </text:list-item>
        <text:list-item>
          <text:p text:style-name="P17">onchange</text:p>
        </text:list-item>
      </text:list>
      <text:p text:style-name="P3"/>
      <text:p text:style-name="P3">acceso a datos</text:p>
      <text:list text:style-name="L10">
        <text:list-item>
          <text:p text:style-name="P18">para acceder al valor de un text es con el atributo value</text:p>
        </text:list-item>
        <text:list-item>
          <text:p text:style-name="P18">para acceder al radiobutton se hace con los value y los checked (true/false) del arrray formado por las entradas del mismmo name.</text:p>
        </text:list-item>
        <text:list-item>
          <text:p text:style-name="P18">Para acceder a los checkbox es igual que en los radioButton pero en este se podrá seleccionar más</text:p>
        </text:list-item>
      </text:list>
      <text:p text:style-name="P3">Un select es un elemento que muetra un desplegable y permite una opción</text:p>
      <text:p text:style-name="P3"/>
      <text:p text:style-name="P3">--------------------------------------</text:p>
      <text:p text:style-name="P4">para controla la introduccion de valores no apropiados al tipo de elemento se usan las validaciones, normalmente en forma de función</text:p>
      <text:p text:style-name="P4">onsubmit: evento asociado a todoo formulario llamado método</text:p>
      <text:p text:style-name="P4">si un manejador de un evento devuelve true, se realiza el evento asociado, perosi devuelve false se cancela el evento</text:p>
      <text:p text:style-name="P4"/>
      <text:p text:style-name="P4">Enviado por teclado</text:p>
      <text:p text:style-name="P4">&lt;input type=”submit” value=”enviar” accesskey=”s”&gt;</text:p>
      <text:p text:style-name="P4"/>
      <text:p text:style-name="P4">puede que no querramos utilizar un boton tipo submit , esto se puede hacer recogiendo el elemento del formulario y aplicandole el método submit()</text:p>
      <text:p text:style-name="P4"/>
      <text:p text:style-name="P4">evitar el doble envio de formularios: document.getElementById(“idsubmit”).disable=true</text:p>
      <text:p text:style-name="P4">btn.disable=true or btn.disable=false</text:p>
      <text:p text:style-name="P4"/>
      <text:p text:style-name="P4">preventDefault()</text:p>
      <text:p text:style-name="P4">evitar que se envie por defecto</text:p>
      <text:p text:style-name="P4"/>
      <text:p text:style-name="P4"/>
      <text:list text:style-name="L11">
        <text:list-item>
          <text:p text:style-name="P19">para deshabilitar el botón se utiliza la instrucción this.disabled=true</text:p>
        </text:list-item>
        <text:list-item>
          <text:p text:style-name="P19">si, ademas se quiere cambiar el mensaje que muestra el boton: this.value=”enviando…”</text:p>
        </text:list-item>
        <text:list-item>
          <text:p text:style-name="P19">con this.for.submit() se envía el formulario</text:p>
          <text:p text:style-name="P19">&lt;input type”button” value=”enviar” onclick=”this.disable=true; this.value=’enviando..’;this.for.submit()”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okies</text:p>
      <text:p text:style-name="P6">Datos almacenados en pequeños ficheros de texto en el navegador del equipo cliente</text:p>
      <text:p text:style-name="P6">El sitio es capaz de mantener los datos proporcionados mediante el navegador al conectarse a una web para futuras vistas</text:p>
      <text:p text:style-name="P6">Las cookies se guardan en pares de tipo nombre-valor</text:p>
      <text:p text:style-name="P6">Cuando un navegador solicita a una pag de un servidor, todas las cookies que pertenecen a ella son asociadas a la petición</text:p>
      <text:p text:style-name="P6">Se utiliza el web Storage</text:p>
      <text:p text:style-name="P6">Su creación:</text:p>
      <text:p text:style-name="P6">document.cookie </text:p>
      <text:p text:style-name="P6">Se puede incluir un nombre, fecha de expiración, ruta, dominio, preferencias, color, idioma...</text:p>
      <text:p text:style-name="P6">si no hay fecha de expiración, desaparece al cerrar el navegador</text:p>
      <text:p text:style-name="P6">Si se modifica hay que poner el path, si no creará dos, una en cada path y también todo lo que se haya incluido.</text:p>
      <text:p text:style-name="P6">document.cookie=’usuario=Juan García’; sirve para crear y para modificar</text:p>
      <text:p text:style-name="P6"/>
      <text:p text:style-name="P6">Web Storage</text:p>
      <text:p text:style-name="P6">API de almacenamiento web que proporciona mecanismo para que le navegador pueda guardar información de tipo clave-valor dos tipos:</text:p>
      <text:list text:style-name="L12">
        <text:list-item>
          <text:p text:style-name="P20">sessionStorage: permite almacenar información mientras el navegador está abierto, mientras dura la sesión. Todas las páginas que tienen el mismo origen pueden acceder a estos datos indistintamente(las cookies no)</text:p>
        </text:list-item>
        <text:list-item>
          <text:p text:style-name="P20">localstorage: similar a sessionStorage pero los datos se mantienen aún a pasear de cerra el navegador.</text:p>
        </text:list-item>
      </text:list>
      <text:p text:style-name="P6">Los métodos son:</text:p>
      <text:list text:style-name="L13">
        <text:list-item>
          <text:p text:style-name="P21">setItem: permite crear un elemento de almacenamiento web</text:p>
        </text:list-item>
        <text:list-item>
          <text:p text:style-name="P21">getItem: permite consulta5r un elemento</text:p>
        </text:list-item>
        <text:list-item>
          <text:p text:style-name="P21">removeItem: permite borrar información de un elemento</text:p>
        </text:list-item>
        <text:list-item>
          <text:p text:style-name="P21">clear: elimina el elemento</text:p>
          <text:p text:style-name="P21">Para saber si soporta web Storage : if(Typeof(Storage)|==”undefined”)</text:p>
        </text:list-item>
      </text:list>
      <text:p text:style-name="P6">Son siempre cadenas:</text:p>
      <text:p text:style-name="P6"><text:tab/>localStorage.setItem(‘nombre’. ‘Juan Jose’)</text:p>
      <text:p text:style-name="P6"/>
      <text:p text:style-name="P6">Busca minas</text:p>
      <text:list text:style-name="L14">
        <text:list-item>
          <text:p text:style-name="P22">Comprobar si el navegador soporta Storage</text:p>
        </text:list-item>
        <text:list-item>
          <text:p text:style-name="P22">Mostrar un mensaje con el nombre del usuario este se ha logueado en la página. Diferenciando si es la primera vista o ya a entrado en más ocasiones. Utilizar una función para llevar el control de las veces que entra.</text:p>
        </text:list-item>
        <text:list-item>
          <text:p text:style-name="P22">Crear una fnción incremento y otra decremento para modificar el contador</text:p>
        </text:list-item>
        <text:list-item>
          <text:p text:style-name="P22">Finalmente crea una función para hacer el logouy y restablece los valores anteriores</text:p>
        </text:list-item>
      </text:list>
      <text:p text:style-name="P6"/>
      <text:p text:style-name="P6"/>
      <text:p text:style-name="P7">La <text:span text:style-name="T2">programación asíncrona</text:span> realiza tareas de forma secuencial. JS es un lengiuaje no bloqueante, que mueve la atarea a una lista de pendientes.</text:p>
      <text:list text:style-name="L15">
        <text:list-item>
          <text:p text:style-name="P23">Descarga fichero grande</text:p>
        </text:list-item>
        <text:list-item>
          <text:p text:style-name="P23">new Audio()</text:p>
        </text:list-item>
        <text:list-item>
          <text:p text:style-name="P23">tarea programada con setTimeout()</text:p>
        </text:list-item>
        <text:list-item>
          <text:p text:style-name="P23">fetch() para obtener un .json</text:p>
        </text:list-item>
      </text:list>
      <text:p text:style-name="P7">JS es sigle-thereaded la asíncrona No es un multihilo</text:p>
      <text:p text:style-name="P7">diferencias de síncrona y asíncrona</text:p>
      <text:p text:style-name="P7"/>
      <text:p text:style-name="P7"/>
      <text:p text:style-name="P7"><text:soft-page-break/>Promesas</text:p>
      <text:p text:style-name="P7">Algo que se espera que ocurra, pero no se tiene certeza. Una promesa es un Objeto y tiene tres estados posibles:</text:p>
      <text:list text:style-name="L16">
        <text:list-item>
          <text:p text:style-name="P24">Pendiente(pending)</text:p>
        </text:list-item>
        <text:list-item>
          <text:p text:style-name="P24">cumplida(fullfilled)</text:p>
        </text:list-item>
        <text:list-item>
          <text:p text:style-name="P24">rechazada(rejected)</text:p>
        </text:list-item>
      </text:list>
      <text:p text:style-name="P7">Hasta que no se llame método .resolve() o .reject() estará en pendiente. Una vez que pase a estos no volverá a estar pendiente</text:p>
      <text:p text:style-name="P7">Me da:</text:p>
      <text:list text:style-name="L17">
        <text:list-item>
          <text:p text:style-name="P25">class Promise</text:p>
        </text:list-item>
        <text:list-item>
          <text:p text:style-name="P25">function reject()</text:p>
        </text:list-item>
        <text:list-item>
          <text:p text:style-name="P25">function resolve()</text:p>
        </text:list-item>
        <text:list-item>
          <text:p text:style-name="P25">then()</text:p>
        </text:list-item>
        <text:list-item>
          <text:p text:style-name="P25">catch()</text:p>
        </text:list-item>
        <text:list-item>
          <text:p text:style-name="P25">finally()</text:p>
        </text:list-item>
        <text:list-item>
          <text:p text:style-name="P25">all()</text:p>
        </text:list-item>
        <text:list-item>
          <text:p text:style-name="P25">race()</text:p>
        </text:list-item>
      </text:list>
      <text:p text:style-name="P7">Las promesas se crean mediante un contructor llamado Promise al que se pasa una función con dos prámetros: resolve y reject qu epermiten indicar qu ella promesa se resolvió o se rechazó</text:p>
      <text:list text:style-name="L18">
        <text:list-item>
          <text:p text:style-name="P26">Si la promesa termina con resolve se llamará a la primerafunctin `pasada al método then()</text:p>
        </text:list-item>
        <text:list-item>
          <text:p text:style-name="P26">si la primera promesa termina con reject() se llamará a la segunda función pasada al método then()</text:p>
        </text:list-item>
        <text:list-item>
          <text:p text:style-name="P26">El métodod catch() es otra forma alternativa de indicar la segunda función del then()</text:p>
        </text:list-item>
        <text:list-item>
          <text:p text:style-name="P26">el métododpasado finally() se ejecutará tanto si acaba con resolve() como con reject()</text:p>
        </text:list-item>
      </text:list>
      <text:p text:style-name="P7"/>
      <text:p text:style-name="P7">----------</text:p>
      <text:p text:style-name="P7">con divs la función promise debe</text:p>
      <text:list text:style-name="L19">
        <text:list-item>
          <text:p text:style-name="P27">Contar las veces que se pulsa el botón y saca los div los siguientes 4 mensajes:</text:p>
          <text:list>
            <text:list-item>
              <text:p text:style-name="P27">antes de construir la promesa cont empieza el cñodogo síncronoi</text:p>
            </text:list-item>
            <text:list-item>
              <text:p text:style-name="P27">dentro de la promesa antes de resolerla cont dentro de lapromesa, antes dde timeout. Empieza el codigo asíncrono</text:p>
            </text:list-item>
            <text:list-item>
              <text:p text:style-name="P27">dentro del then dentro del the con cñodigo asíncrono terminado</text:p>
            </text:list-item>
            <text:list-item>
              <text:p text:style-name="P27">fuera de la promesa codoigo despues del then codigo síncrono termindo</text:p>
            </text:list-item>
          </text:list>
        </text:list-item>
      </text:list>
      <text:p text:style-name="P7"/>
      <text:p text:style-name="P7">setTimeOIut(function(){resove(thiscontador)), math random()*4000+1000);</text:p>
      <text:p text:style-name="P7">element.insertAdjacentHTML(“beforeed*texto)</text:p>
      <text:p text:style-name="P6">---------</text:p>
      <text:p text:style-name="P7">async delante de una funcion hace que una función devuelva una promesa. </text:p>
      <text:p text:style-name="P6"/>
      <text:p text:style-name="P7">Await funciona solamente dentro de funciones definidas con async con await se espera hasta que la promesa responda y devuelve su resultado</text:p>
      <text:p text:style-name="P7">--------------------------</text:p>
      <text:p text:style-name="P8">api fetch</text:p>
      <text:p text:style-name="P8">Una api para js con la que realizar peticiones http asíncronas, compatible con promesas</text:p>
      <text:p text:style-name="P8">la funbcion fetch devuelve una promesa qu e se cumple cuando ha obtenido respuesta a una petición realizada.</text:p>
      <text:p text:style-name="P8">-------------</text:p>
      <text:p text:style-name="P8"/>
      <text:p text:style-name="P8"/>
      <text:p text:style-name="P8"/>
      <text:p text:style-name="P8"/>
      <text:p text:style-name="P8"/>
      <text:p text:style-name="P29"><text:soft-page-break/>prototipos de js</text:p>
      <text:p text:style-name="P29">------</text:p>
      <text:p text:style-name="P29">clases</text:p>
      <text:list xml:id="list2018970605" text:style-name="L20">
        <text:list-item>
          <text:p text:style-name="P30">no son objetos</text:p>
        </text:list-item>
        <text:list-item>
          <text:p text:style-name="P30">tiene un constructor llamado contructor</text:p>
        </text:list-item>
        <text:list-item>
          <text:p text:style-name="P30">se utiliza class y no fun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13:47.411000000</meta:creation-date>
    <dc:date>2024-02-05T13:36:49.107000000</dc:date>
    <meta:editing-duration>PT20H30M23S</meta:editing-duration>
    <meta:editing-cycles>8</meta:editing-cycles>
    <meta:generator>LibreOffice/7.5.4.2$Windows_X86_64 LibreOffice_project/36ccfdc35048b057fd9854c757a8b67ec53977b6</meta:generator>
    <meta:document-statistic meta:table-count="0" meta:image-count="0" meta:object-count="0" meta:page-count="6" meta:paragraph-count="179" meta:word-count="1600" meta:character-count="9962" meta:non-whitespace-character-count="8606"/>
  </office:meta>
</office:document-meta>
</file>